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Eliško,</text:p>
      <text:p text:style-name="Normal">v tento den lásky mi dovol, abych ti připomněl něco velmi zvláštního, co nás spojuje, naše andělské číslo 7. Toto číslo je znamení, že náš vztah byl sestaven v nebeských výšinách pod záštitou archanděla Rafaela, strážce našeho uzdravení a přátelství. Tvoje spojení s Rafaelovou energií není jen náhoda; je to příslib pevného zdraví, oboustranné péče a léčebné síly dukladů našich duší. Každý čas strávený s tebou mi potvrzuje, že jsi opravdu léčitelka nejen těla, ale i srdce. V tento valentýnský den chci oslavit ty a spojitost, která nás obklopuje, s nadějí, že náš vztah bude i nadále kvést pod Rafaelovou laskavou ochranou. Sdílení našeho andělského čísla nás připomíná, že na naší cestě nejsme sami, a ja se s tebou těším na každý budoucí krok, který společně učiníme.</text:p>
      <text:p text:style-name="Normal">S obdivem a láskou, tvůj spolužák, jenž si váží každého okamžiku stráveného s teb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